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895cm"/>
    </style:style>
    <style:style style:name="co2" style:family="table-column">
      <style:table-column-properties fo:break-before="auto" style:column-width="12.499cm"/>
    </style:style>
    <style:style style:name="co3" style:family="table-column">
      <style:table-column-properties fo:break-before="auto" style:column-width="7.207cm"/>
    </style:style>
    <style:style style:name="co4" style:family="table-column">
      <style:table-column-properties fo:break-before="auto" style:column-width="6.613cm"/>
    </style:style>
    <style:style style:name="co5" style:family="table-column">
      <style:table-column-properties fo:break-before="auto" style:column-width="9.954cm"/>
    </style:style>
    <style:style style:name="co6" style:family="table-column">
      <style:table-column-properties fo:break-before="auto" style:column-width="1.94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17cm" fo:break-before="auto" style:use-optimal-row-height="true"/>
    </style:style>
    <style:style style:name="ro4" style:family="table-row">
      <style:table-row-properties style:row-height="1.341cm" fo:break-before="auto" style:use-optimal-row-height="true"/>
    </style:style>
    <style:style style:name="ro5" style:family="table-row">
      <style:table-row-properties style:row-height="1.764cm" fo:break-before="auto" style:use-optimal-row-height="true"/>
    </style:style>
    <style:style style:name="ro6" style:family="table-row">
      <style:table-row-properties style:row-height="2.187cm" fo:break-before="auto" style:use-optimal-row-height="true"/>
    </style:style>
    <style:style style:name="ro7" style:family="table-row">
      <style:table-row-properties style:row-height="3.881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aeaea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transparent"/>
      <style:text-properties fo:color="#00a933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Requested chang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Work Category</text:p>
          </table:table-cell>
          <table:table-cell table:style-name="ce1" office:value-type="string" calcext:value-type="string">
            <text:p>Status</text:p>
          </table:table-cell>
          <table:table-cell table:style-name="ce14" table:number-columns-repeated="16379"/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9" table:number-columns-repeated="2"/>
          <table:table-cell table:style-name="ce10" table:number-columns-repeated="16381"/>
        </table:table-row>
        <table:table-row table:style-name="ro2">
          <table:table-cell office:value-type="string" calcext:value-type="string">
            <text:p>All pages top right</text:p>
          </table:table-cell>
          <table:table-cell office:value-type="string" calcext:value-type="string">
            <text:p>Please change "Allergolgie" to "Allergologie / Allergologie select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l pages left bar</text:p>
          </table:table-cell>
          <table:table-cell office:value-type="string" calcext:value-type="string">
            <text:p>Please change "Imprint" to "Legal Notice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<text:a xlink:href="http://typo3.p621956.webspaceconfig.de/welcome" xlink:type="simple">http://typo3.p621956.webspaceconfig.de/welcome</text:a></text:p>
          </table:table-cell>
          <table:table-cell office:value-type="string" calcext:value-type="string">
            <text:p>Please change "Welcome to the manuscript submission site of Allergologie" to "Welcome to the manuscript submission site of Allergologie / Allergologie select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All pages that show the list of manuscripts</text:p>
          </table:table-cell>
          <table:table-cell office:value-type="string" calcext:value-type="string">
            <text:p>Would it be possible to make the red/green bar at the left broader so that it's easier to see whether the manuscript is Active or in the Archive?</text:p>
            <text:p>On smaller screens, the bar is only visible in every second manuscript</text:p>
          </table:table-cell>
          <table:table-cell office:value-type="string" calcext:value-type="string">
            <text:p>Screenshot 9 / Screenshot 10</text:p>
          </table:table-cell>
          <table:table-cell table:style-name="ce11" office:value-type="string" calcext:value-type="string">
            <text:p>Design</text:p>
          </table:table-cell>
          <table:table-cell table:style-name="ce13" office:value-type="string" calcext:value-type="string">
            <text:p>Done</text:p>
          </table:table-cell>
          <table:table-cell table:number-columns-repeated="16379"/>
        </table:table-row>
        <table:table-row table:style-name="ro2">
          <table:table-cell table:style-name="ce4"/>
          <table:table-cell table:number-columns-repeated="16383"/>
        </table:table-row>
        <table:table-row table:style-name="ro2">
          <table:table-cell table:style-name="ce6" office:value-type="string" calcext:value-type="string">
            <text:p>Editor acco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fter log in of Editor</text:p>
          </table:table-cell>
          <table:table-cell office:value-type="string" calcext:value-type="string">
            <text:p>Please show page "Editors zone" -&gt; "Active Manuscripts"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<text:a xlink:href="http://typo3.p621956.webspaceconfig.de/statistics" xlink:type="simple">http://typo3.p621956.webspaceconfig.de/statistics</text:a></text:p>
          </table:table-cell>
          <table:table-cell office:value-type="string" calcext:value-type="string">
            <text:p>Wow, really cool! But this page might need a bit of further fine tuning, e.g. it would be great to define time periods, like "all time" or "2024". Could we do that at a later step, as it also does not make too much sense in Allergologie, where we don't have Section Editors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<text:a xlink:href="http://typo3.p621956.webspaceconfig.de/editors-zone/active-manuscripts" xlink:type="simple">http://typo3.p621956.webspaceconfig.de/editors-zone/active-manuscripts</text:a></text:p>
          </table:table-cell>
          <table:table-cell office:value-type="string" calcext:value-type="string">
            <text:p>Only on smaller screens (or when in portrait format): Links can only be clicked on a few pixels, i.e., not the whole button is working as a link</text:p>
          </table:table-cell>
          <table:table-cell office:value-type="string" calcext:value-type="string">
            <text:p>Screenshot 1</text:p>
          </table:table-cell>
          <table:table-cell table:style-name="ce11" office:value-type="string" calcext:value-type="string">
            <text:p>Design</text:p>
          </table:table-cell>
          <table:table-cell table:style-name="ce13" office:value-type="string" calcext:value-type="string">
            <text:p>Do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"Manuscript details" pages</text:p>
          </table:table-cell>
          <table:table-cell office:value-type="string" calcext:value-type="string">
            <text:p>Please change heading to "Manuscript Details" (plural)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"Manuscript details" pages</text:p>
          </table:table-cell>
          <table:table-cell office:value-type="string" calcext:value-type="string">
            <text:p>Please allign right column</text:p>
          </table:table-cell>
          <table:table-cell office:value-type="string" calcext:value-type="string">
            <text:p>Screenshot 2</text:p>
          </table:table-cell>
          <table:table-cell table:style-name="ce11" office:value-type="string" calcext:value-type="string">
            <text:p>Development/Design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"Manuscript details" pages</text:p>
          </table:table-cell>
          <table:table-cell office:value-type="string" calcext:value-type="string">
            <text:p>The left column could be much smaller so we would have more place for the texts in the right column (particularly important on smaller screens)</text:p>
          </table:table-cell>
          <table:table-cell office:value-type="string" calcext:value-type="string">
            <text:p>Screenshot 2</text:p>
          </table:table-cell>
          <table:table-cell table:style-name="ce11" office:value-type="string" calcext:value-type="string">
            <text:p>Design</text:p>
          </table:table-cell>
          <table:table-cell table:style-name="ce13" office:value-type="string" calcext:value-type="string">
            <text:p>Do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 general</text:p>
          </table:table-cell>
          <table:table-cell office:value-type="string" calcext:value-type="string">
            <text:p>Would be great if everything that can be clicked would be visible buttons</text:p>
          </table:table-cell>
          <table:table-cell office:value-type="string" calcext:value-type="string">
            <text:p>example in Screenshot 3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"Manuscript details" pages</text:p>
          </table:table-cell>
          <table:table-cell office:value-type="string" calcext:value-type="string">
            <text:p>The reviewer ratings are difficult to see, and the buttons "Release" and "Upload and Release Modified Review for Author" are missing</text:p>
          </table:table-cell>
          <table:table-cell office:value-type="string" calcext:value-type="string">
            <text:p>Sreenshot 4</text:p>
          </table:table-cell>
          <table:table-cell table:style-name="ce11" office:value-type="string" calcext:value-type="string">
            <text:p>Development/Design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Could this page be adapted to the new overall style better? Like blue buttons and so on? In general, it would be great if it could look more "modern".</text:p>
          </table:table-cell>
          <table:table-cell/>
          <table:table-cell table:style-name="ce11" office:value-type="string" calcext:value-type="string">
            <text:p>Discussion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Specialties do not correspond to what is currently in the system. It should be: Basic research; Basic research, allergen characterization; Dermatology; Drug allergies; Environmental allergies; Epidemiology; Food allergies; Immunology; Occupational allergies; Pediatric allergology; Respiratory allergies, lower airways (incl bronchial asthma); Respiratory allergies, upper airways (incl rhinitis)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When reviewers are shown, their statistics are no longer shown.</text:p>
            <text:p>What's most important is some kind of coding for "unreliable" to "very reliable" depending on the reviewers' invitation-to-posted ratio.</text:p>
          </table:table-cell>
          <table:table-cell office:value-type="string" calcext:value-type="string">
            <text:p>Please check screenshot 5 to see how it should be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Reviewer invitations page</text:p>
          </table:table-cell>
          <table:table-cell office:value-type="string" calcext:value-type="string">
            <text:p>When I use "Search User", their specialties are not shown.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<text:a xlink:href="http://typo3.p621956.webspaceconfig.de/editors-zone/active-manuscripts" xlink:type="simple">http://typo3.p621956.webspaceconfig.de/editors-zone/active-manuscripts</text:a></text:p>
          </table:table-cell>
          <table:table-cell office:value-type="string" calcext:value-type="string">
            <text:p>I think, the extra buttons to send reminders are superfluous, because we can already send reminders using the "Status" button; maybe we should simply rename the button "Status" to "Status/Reminders".</text:p>
          </table:table-cell>
          <table:table-cell office:value-type="string" calcext:value-type="string">
            <text:p>Screenshot 6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Reviewer Status page</text:p>
          </table:table-cell>
          <table:table-cell office:value-type="string" calcext:value-type="string">
            <text:p>It would be great if we could put the buttons to send a reminder or stop a reminder below the columns. In addition, could you please introduce a third option: "Uninvite reviewer" as we currently have it in the Clinical Nephrology OSSY?</text:p>
          </table:table-cell>
          <table:table-cell office:value-type="string" calcext:value-type="string">
            <text:p>Screenshot 7</text:p>
          </table:table-cell>
          <table:table-cell table:style-name="ce11" office:value-type="string" calcext:value-type="string">
            <text:p>Development/Design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 "Archive Manuscripts"</text:p>
          </table:table-cell>
          <table:table-cell office:value-type="string" calcext:value-type="string">
            <text:p>What does the status "Approved" mean? We did not have this before, and I don't even know how I would change a manuscript's status to "Approved".</text:p>
          </table:table-cell>
          <table:table-cell/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Reviewer account</text:p>
          </table:table-cell>
          <table:table-cell table:number-columns-repeated="16383"/>
        </table:table-row>
        <table:table-row table:style-name="ro2"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verything looks fine!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Author account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Galley proofs link/button</text:p>
          </table:table-cell>
          <table:table-cell office:value-type="string" calcext:value-type="string">
            <text:p>Would it be possible to hide the button/link until further notice? </text:p>
          </table:table-cell>
          <table:table-cell office:value-type="string" calcext:value-type="string">
            <text:p>Great that you already introduced this! But we would need a "counterpart", i.e., some account where we could upload the galley proofs. This would be the account "Publisher", which we currently don't have (if I'm not mistaken).</text:p>
            <text:p/>
            <text:p>We will have to work out the entire process (including email templates and so on). We'll have to do that separately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Galley proofs</text:p>
          </table:table-cell>
          <table:table-cell office:value-type="string" calcext:value-type="string">
            <text:p>When we introduce the galley proof option:</text:p>
            <text:p>• There will have to be another button called "Download galley proofs", and the button "Upload galley proofs" has to be renamed to "Upload corrections".</text:p>
            <text:p>• It is very important that the author cannot upload corrections or forms before the publisher has uploaded the galley proofs.</text:p>
          </table:table-cell>
          <table:table-cell office:value-type="string" calcext:value-type="string">
            <text:p>Screenshot 8</text:p>
          </table:table-cell>
          <table:table-cell office:value-type="string" calcext:value-type="string">
            <text:p>Development</text:p>
          </table:table-cell>
          <table:table-cell table:style-name="ce12" office:value-type="string" calcext:value-type="string">
            <text:p>Pending</text:p>
          </table:table-cell>
          <table:table-cell table:number-columns-repeated="16379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ronika Luger</meta:initial-creator>
    <meta:creation-date>2025-05-08T10:24:05</meta:creation-date>
    <dc:date>2025-05-28T12:30:09.489754443</dc:date>
    <meta:editing-duration>PT1H27M28S</meta:editing-duration>
    <meta:generator>LibreOffice/7.5.5.2$MacOSX_AARCH64 LibreOffice_project/ca8fe7424262805f223b9a2334bc7181abbcbf5e</meta:generator>
    <meta:editing-cycles>5</meta:editing-cycles>
    <meta:document-statistic meta:table-count="1" meta:cell-count="107" meta:object-count="0"/>
    <meta:user-defined meta:name="AppVersion">16.0300</meta:user-defined>
  </office:meta>
</office:document-meta>
</file>